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Monaco" svg:font-family="Monac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2.233cm" table:align="margins" style:writing-mode="lr-tb"/>
    </style:style>
    <style:style style:name="Tableau4.A" style:family="table-column">
      <style:table-column-properties style:column-width="5.212cm" style:rel-column-width="27928*"/>
    </style:style>
    <style:style style:name="Tableau4.B" style:family="table-column">
      <style:table-column-properties style:column-width="2.94cm" style:rel-column-width="15755*"/>
    </style:style>
    <style:style style:name="Tableau4.C" style:family="table-column">
      <style:table-column-properties style:column-width="4.078cm" style:rel-column-width="21852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3.36cm" style:rel-column-width="12858*"/>
    </style:style>
    <style:style style:name="Tableau5.B" style:family="table-column">
      <style:table-column-properties style:column-width="8.056cm" style:rel-column-width="30826*"/>
    </style:style>
    <style:style style:name="Tableau5.C" style:family="table-column">
      <style:table-column-properties style:column-width="5.71cm" style:rel-column-width="2185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.126cm" table:align="margins" style:writing-mode="lr-tb"/>
    </style:style>
    <style:style style:name="Tableau10.A" style:family="table-column">
      <style:table-column-properties style:column-width="1.54cm" style:rel-column-width="5892*"/>
    </style:style>
    <style:style style:name="Tableau10.B" style:family="table-column">
      <style:table-column-properties style:column-width="4.971cm" style:rel-column-width="19021*"/>
    </style:style>
    <style:style style:name="Tableau10.C" style:family="table-column">
      <style:table-column-properties style:column-width="2.208cm" style:rel-column-width="8450*"/>
    </style:style>
    <style:style style:name="Tableau10.D" style:family="table-column">
      <style:table-column-properties style:column-width="6.489cm" style:rel-column-width="24832*"/>
    </style:style>
    <style:style style:name="Tableau10.E" style:family="table-column">
      <style:table-column-properties style:column-width="1.917cm" style:rel-column-width="7340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E1" style:family="table-cell">
      <style:table-cell-properties fo:padding="0.097cm" fo:border="0.002cm solid #000000"/>
    </style:style>
    <style:style style:name="Tableau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none" fo:border-top="none" fo:border-bottom="0.002cm solid #000000"/>
    </style:style>
    <style:style style:name="Tableau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.E3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126cm" table:align="margins" style:writing-mode="lr-tb"/>
    </style:style>
    <style:style style:name="Tableau11.A" style:family="table-column">
      <style:table-column-properties style:column-width="1.155cm" style:rel-column-width="655*"/>
    </style:style>
    <style:style style:name="Tableau11.B" style:family="table-column">
      <style:table-column-properties style:column-width="10.763cm" style:rel-column-width="6102*"/>
    </style:style>
    <style:style style:name="Tableau11.C" style:family="table-column">
      <style:table-column-properties style:column-width="2.783cm" style:rel-column-width="1578*"/>
    </style:style>
    <style:style style:name="Tableau11.D" style:family="table-column">
      <style:table-column-properties style:column-width="2.424cm" style:rel-column-width="1374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D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1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126cm" table:align="margins" style:writing-mode="lr-tb"/>
    </style:style>
    <style:style style:name="Tableau9.A" style:family="table-column">
      <style:table-column-properties style:column-width="4.644cm" style:rel-column-width="17772*"/>
    </style:style>
    <style:style style:name="Tableau9.B" style:family="table-column">
      <style:table-column-properties style:column-width="3.191cm" style:rel-column-width="12210*"/>
    </style:style>
    <style:style style:name="Tableau9.D" style:family="table-column">
      <style:table-column-properties style:column-width="6.1cm" style:rel-column-width="23343*"/>
    </style:style>
    <style:style style:name="Tableau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D1" style:family="table-cell">
      <style:table-cell-properties fo:background-color="#e6e6e6" fo:padding="0.097cm" fo:border="0.002cm solid #000000">
        <style:background-image/>
      </style:table-cell-properties>
    </style:style>
    <style:style style:name="Tableau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9.B2" style:family="table-cell" style:data-style-name="N37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9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095091" officeooo:paragraph-rsid="000edca6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officeooo:paragraph-rsid="00095091" style:font-size-asian="12pt" style:font-size-complex="12pt"/>
    </style:style>
    <style:style style:name="P3" style:family="paragraph" style:parent-style-name="Table_20_Contents">
      <style:text-properties style:font-name="Arial" fo:font-size="12pt" officeooo:rsid="00095091" officeooo:paragraph-rsid="00095091" style:font-size-asian="12pt" style:font-size-complex="12pt"/>
    </style:style>
    <style:style style:name="P4" style:family="paragraph" style:parent-style-name="Table_20_Contents">
      <style:text-properties style:font-name="Arial" fo:font-size="12pt" officeooo:rsid="0010ad96" officeooo:paragraph-rsid="0010ad96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officeooo:paragraph-rsid="000d0b2a"/>
    </style:style>
    <style:style style:name="P6" style:family="paragraph" style:parent-style-name="Table_20_Contents">
      <style:paragraph-properties fo:text-align="justify" style:justify-single-word="false"/>
      <style:text-properties officeooo:paragraph-rsid="002cb477"/>
    </style:style>
    <style:style style:name="P7" style:family="paragraph" style:parent-style-name="Table_20_Contents">
      <style:text-properties officeooo:rsid="00095091" officeooo:paragraph-rsid="00095091"/>
    </style:style>
    <style:style style:name="P8" style:family="paragraph" style:parent-style-name="Table_20_Contents">
      <style:text-properties officeooo:rsid="000b45ce" officeooo:paragraph-rsid="000b45ce"/>
    </style:style>
    <style:style style:name="P9" style:family="paragraph" style:parent-style-name="Table_20_Contents">
      <style:paragraph-properties fo:text-align="justify" style:justify-single-word="false"/>
      <style:text-properties officeooo:rsid="000b45ce" officeooo:paragraph-rsid="0026728c"/>
    </style:style>
    <style:style style:name="P10" style:family="paragraph" style:parent-style-name="Table_20_Contents">
      <style:paragraph-properties fo:text-align="justify" style:justify-single-word="false"/>
      <style:text-properties officeooo:rsid="000d0b2a" officeooo:paragraph-rsid="000d0b2a"/>
    </style:style>
    <style:style style:name="P11" style:family="paragraph" style:parent-style-name="Table_20_Contents">
      <style:paragraph-properties fo:text-align="justify" style:justify-single-word="false"/>
      <style:text-properties officeooo:rsid="000d0b2a" officeooo:paragraph-rsid="00120207"/>
    </style:style>
    <style:style style:name="P12" style:family="paragraph" style:parent-style-name="Table_20_Contents">
      <style:paragraph-properties fo:text-align="justify" style:justify-single-word="false"/>
      <style:text-properties officeooo:rsid="00120207" officeooo:paragraph-rsid="00120207"/>
    </style:style>
    <style:style style:name="P13" style:family="paragraph" style:parent-style-name="Table_20_Contents">
      <style:text-properties officeooo:rsid="0016601f" officeooo:paragraph-rsid="0016601f"/>
    </style:style>
    <style:style style:name="P14" style:family="paragraph" style:parent-style-name="Table_20_Contents">
      <style:text-properties officeooo:rsid="001e6521" officeooo:paragraph-rsid="001e6521"/>
    </style:style>
    <style:style style:name="P15" style:family="paragraph" style:parent-style-name="Table_20_Contents">
      <style:text-properties officeooo:rsid="001d5db6" officeooo:paragraph-rsid="001d5db6"/>
    </style:style>
    <style:style style:name="P16" style:family="paragraph" style:parent-style-name="Table_20_Contents">
      <style:text-properties officeooo:rsid="001d5db6" officeooo:paragraph-rsid="001e6521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c9eda" officeooo:paragraph-rsid="002cb477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c9eda" officeooo:paragraph-rsid="002cb477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officeooo:rsid="002c9eda" officeooo:paragraph-rsid="002cb477"/>
    </style:style>
    <style:style style:name="P20" style:family="paragraph" style:parent-style-name="Table_20_Contents">
      <style:paragraph-properties fo:text-align="start" style:justify-single-word="false"/>
      <style:text-properties officeooo:rsid="002c9eda" officeooo:paragraph-rsid="002cb477"/>
    </style:style>
    <style:style style:name="P21" style:family="paragraph" style:parent-style-name="Table_20_Contents">
      <style:paragraph-properties fo:text-align="start" style:justify-single-word="false"/>
      <style:text-properties officeooo:rsid="002d1be5" officeooo:paragraph-rsid="002cb477"/>
    </style:style>
    <style:style style:name="P22" style:family="paragraph" style:parent-style-name="Table_20_Contents">
      <style:paragraph-properties fo:text-align="justify" style:justify-single-word="false"/>
      <style:text-properties officeooo:rsid="002d1be5" officeooo:paragraph-rsid="002cb477"/>
    </style:style>
    <style:style style:name="P23" style:family="paragraph" style:parent-style-name="Table_20_Contents">
      <style:paragraph-properties fo:text-align="start" style:justify-single-word="false"/>
      <style:text-properties officeooo:rsid="002d972e" officeooo:paragraph-rsid="002cb477"/>
    </style:style>
    <style:style style:name="P24" style:family="paragraph" style:parent-style-name="Table_20_Contents">
      <style:paragraph-properties fo:text-align="justify" style:justify-single-word="false"/>
      <style:text-properties officeooo:rsid="002d972e" officeooo:paragraph-rsid="002cb477"/>
    </style:style>
    <style:style style:name="P25" style:family="paragraph" style:parent-style-name="Header">
      <style:text-properties fo:language="zxx" fo:country="none" style:language-asian="zxx" style:country-asian="none"/>
    </style:style>
    <style:style style:name="P26" style:family="paragraph" style:parent-style-name="Header">
      <style:paragraph-properties fo:text-align="center" style:justify-single-word="false"/>
      <style:text-properties fo:language="zxx" fo:country="none" officeooo:rsid="000e0376" officeooo:paragraph-rsid="000edca6" style:language-asian="zxx" style:country-asian="none"/>
    </style:style>
    <style:style style:name="P27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P28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29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1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32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3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3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35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officeooo:paragraph-rsid="000d0b2a" style:font-size-asian="11pt" style:font-name-complex="Ari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officeooo:rsid="00120207" officeooo:paragraph-rsid="00120207" style:font-size-asian="11pt" style:font-name-complex="Arial"/>
    </style:style>
    <style:style style:name="P39" style:family="paragraph" style:parent-style-name="Standard"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9pt" officeooo:rsid="002c9eda" officeooo:paragraph-rsid="002cb477" style:font-size-asian="9pt" style:font-name-complex="Arial" style:font-size-complex="9pt"/>
    </style:style>
    <style:style style:name="P42" style:family="paragraph" style:parent-style-name="Standard">
      <style:paragraph-properties fo:text-align="justify" style:justify-single-word="false"/>
      <style:text-properties style:font-name="Arial" officeooo:rsid="00120207" officeooo:paragraph-rsid="00120207" style:font-name-complex="Monaco" style:language-complex="fr" style:country-complex="FR"/>
    </style:style>
    <style:style style:name="P43" style:family="paragraph" style:parent-style-name="Standard">
      <style:paragraph-properties fo:text-align="justify" style:justify-single-word="false" fo:orphans="0" fo:widows="0" style:text-autospace="none"/>
      <style:text-properties style:font-name="Arial" officeooo:rsid="0016601f" style:font-name-complex="Monaco" style:language-complex="fr" style:country-complex="FR"/>
    </style:style>
    <style:style style:name="P44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45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46" style:family="paragraph" style:parent-style-name="Standard">
      <style:text-properties officeooo:rsid="0016601f" officeooo:paragraph-rsid="0016601f"/>
    </style:style>
    <style:style style:name="P47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48" style:family="paragraph" style:parent-style-name="Standard">
      <style:paragraph-properties fo:margin-left="9.001cm" fo:margin-right="0cm" fo:text-indent="0cm" style:auto-text-indent="false"/>
      <style:text-properties style:font-name="Arial" fo:font-size="11pt" style:font-size-asian="11pt" style:font-name-complex="Arial"/>
    </style:style>
    <style:style style:name="P49" style:family="paragraph" style:parent-style-name="Standard">
      <style:paragraph-properties fo:text-align="justify" style:justify-single-word="false" fo:break-before="page"/>
      <style:text-properties officeooo:paragraph-rsid="00120207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095091" officeooo:paragraph-rsid="00095091" style:font-size-asian="12pt" style:font-name-complex="Arial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95091" officeooo:paragraph-rsid="00095091" style:font-size-asian="11pt" style:font-name-complex="Ari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54" style:family="paragraph" style:parent-style-name="Standard" style:list-style-name="L1">
      <style:paragraph-properties fo:text-align="justify" style:justify-single-word="false"/>
      <style:text-properties style:font-name="Arial" officeooo:rsid="00120207" officeooo:paragraph-rsid="002cb477" style:font-name-complex="Monaco" style:language-complex="fr" style:country-complex="FR"/>
    </style:style>
    <style:style style:name="P55" style:family="paragraph" style:parent-style-name="Standard">
      <style:paragraph-properties fo:text-align="justify" style:justify-single-word="false"/>
      <style:text-properties style:font-name="Arial" officeooo:rsid="00133a69" officeooo:paragraph-rsid="00120207" style:font-name-complex="Monaco" style:language-complex="fr" style:country-complex="FR"/>
    </style:style>
    <style:style style:name="P56" style:family="paragraph" style:parent-style-name="Standard">
      <style:paragraph-properties fo:text-align="justify" style:justify-single-word="false" fo:orphans="0" fo:widows="0" style:text-autospace="none"/>
      <style:text-properties style:font-name="Arial" officeooo:rsid="002cb477" officeooo:paragraph-rsid="002cb477" style:font-name-complex="Monaco" style:language-complex="fr" style:country-complex="FR"/>
    </style:style>
    <style:style style:name="P57" style:family="paragraph" style:parent-style-name="Standard" style:list-style-name="L2">
      <style:text-properties officeooo:paragraph-rsid="002cb477"/>
    </style:style>
    <style:style style:name="P58" style:family="paragraph" style:parent-style-name="Standard" style:list-style-name="L2">
      <style:text-properties officeooo:paragraph-rsid="003c2244"/>
    </style:style>
    <style:style style:name="P59" style:family="paragraph" style:parent-style-name="Standard" style:list-style-name="L2">
      <style:text-properties officeooo:paragraph-rsid="003cf032"/>
    </style:style>
    <style:style style:name="P60" style:family="paragraph" style:parent-style-name="Standard" style:list-style-name="L2">
      <style:text-properties officeooo:paragraph-rsid="003ef5e3"/>
    </style:style>
    <style:style style:name="P61" style:family="paragraph" style:parent-style-name="Standard" style:list-style-name="L2">
      <style:text-properties officeooo:paragraph-rsid="0040857a"/>
    </style:style>
    <style:style style:name="P62" style:family="paragraph" style:parent-style-name="Standard" style:list-style-name="L2">
      <style:text-properties officeooo:paragraph-rsid="00421136"/>
    </style:style>
    <style:style style:name="P63" style:family="paragraph" style:parent-style-name="Standard">
      <style:text-properties officeooo:rsid="002ea59d" officeooo:paragraph-rsid="002ea59d"/>
    </style:style>
    <style:style style:name="P64" style:family="paragraph" style:parent-style-name="Heading_20_1">
      <style:text-properties officeooo:rsid="002cb477" officeooo:paragraph-rsid="002cb477"/>
    </style:style>
    <style:style style:name="P65" style:family="paragraph" style:parent-style-name="Heading_20_1">
      <style:text-properties officeooo:rsid="0016601f" officeooo:paragraph-rsid="0016601f"/>
    </style:style>
    <style:style style:name="P66" style:family="paragraph" style:parent-style-name="Heading_20_1">
      <style:text-properties officeooo:rsid="002ea59d" officeooo:paragraph-rsid="002ea59d"/>
    </style:style>
    <style:style style:name="P67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style:font-size-asian="11pt" style:font-name-complex="Arial"/>
    </style:style>
    <style:style style:name="P68" style:family="paragraph" style:parent-style-name="Table_20_Contents">
      <style:text-properties style:font-name="Arial" fo:font-size="12pt" officeooo:rsid="002c644a" officeooo:paragraph-rsid="002c644a" style:font-size-asian="12pt" style:font-size-complex="12pt"/>
    </style:style>
    <style:style style:name="P69" style:family="paragraph" style:parent-style-name="Table_20_Contents">
      <style:text-properties officeooo:rsid="002c644a" officeooo:paragraph-rsid="002c644a"/>
    </style:style>
    <style:style style:name="P70" style:family="paragraph" style:parent-style-name="Table_20_Contents">
      <style:paragraph-properties fo:text-align="justify" style:justify-single-word="false"/>
      <style:text-properties officeooo:rsid="002cb477" officeooo:paragraph-rsid="002cb477"/>
    </style:style>
    <style:style style:name="P71" style:family="paragraph" style:parent-style-name="Table_20_Contents">
      <style:paragraph-properties fo:text-align="justify" style:justify-single-word="false"/>
      <style:text-properties officeooo:rsid="002cb477" officeooo:paragraph-rsid="0040857a"/>
    </style:style>
    <style:style style:name="P72" style:family="paragraph" style:parent-style-name="Table_20_Contents">
      <style:paragraph-properties fo:text-align="start" style:justify-single-word="false"/>
      <style:text-properties officeooo:rsid="002cb477" officeooo:paragraph-rsid="002cb477"/>
    </style:style>
    <style:style style:name="P73" style:family="paragraph" style:parent-style-name="Table_20_Contents">
      <style:paragraph-properties fo:text-align="start" style:justify-single-word="false"/>
      <style:text-properties officeooo:rsid="002cb477" officeooo:paragraph-rsid="003609a3"/>
    </style:style>
    <style:style style:name="P74" style:family="paragraph" style:parent-style-name="Table_20_Contents">
      <style:paragraph-properties fo:text-align="start" style:justify-single-word="false"/>
      <style:text-properties officeooo:rsid="002cb477" officeooo:paragraph-rsid="0037beeb"/>
    </style:style>
    <style:style style:name="P75" style:family="paragraph" style:parent-style-name="Table_20_Contents">
      <style:paragraph-properties fo:text-align="start" style:justify-single-word="false"/>
      <style:text-properties officeooo:rsid="002cb477" officeooo:paragraph-rsid="003cf032"/>
    </style:style>
    <style:style style:name="P76" style:family="paragraph" style:parent-style-name="Table_20_Contents">
      <style:paragraph-properties fo:text-align="start" style:justify-single-word="false"/>
      <style:text-properties officeooo:rsid="002cb477" officeooo:paragraph-rsid="0040857a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30522e" officeooo:paragraph-rsid="0030522e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30522e" officeooo:paragraph-rsid="003907e2" style:font-weight-asian="bold" style:font-weight-complex="bold"/>
    </style:style>
    <style:style style:name="P79" style:family="paragraph" style:parent-style-name="Table_20_Contents">
      <style:text-properties officeooo:rsid="0030a048" officeooo:paragraph-rsid="0030a048"/>
    </style:style>
    <style:style style:name="P80" style:family="paragraph" style:parent-style-name="Table_20_Contents">
      <style:paragraph-properties fo:text-align="start" style:justify-single-word="false"/>
      <style:text-properties officeooo:rsid="002c9eda" officeooo:paragraph-rsid="003609a3"/>
    </style:style>
    <style:style style:name="P81" style:family="paragraph" style:parent-style-name="Table_20_Contents">
      <style:paragraph-properties fo:text-align="start" style:justify-single-word="false"/>
      <style:text-properties officeooo:rsid="002c9eda" officeooo:paragraph-rsid="002cb477"/>
    </style:style>
    <style:style style:name="P82" style:family="paragraph" style:parent-style-name="Table_20_Contents">
      <style:paragraph-properties fo:text-align="start" style:justify-single-word="false"/>
      <style:text-properties officeooo:rsid="002c9eda" officeooo:paragraph-rsid="003cf032"/>
    </style:style>
    <style:style style:name="P83" style:family="paragraph" style:parent-style-name="Table_20_Contents">
      <style:paragraph-properties fo:text-align="start" style:justify-single-word="false"/>
      <style:text-properties officeooo:rsid="002c9eda" officeooo:paragraph-rsid="0040857a"/>
    </style:style>
    <style:style style:name="P84" style:family="paragraph" style:parent-style-name="Table_20_Contents">
      <style:paragraph-properties fo:text-align="justify" style:justify-single-word="false"/>
      <style:text-properties officeooo:rsid="002c9eda" officeooo:paragraph-rsid="002cb477"/>
    </style:style>
    <style:style style:name="P85" style:family="paragraph" style:parent-style-name="Table_20_Contents">
      <style:paragraph-properties fo:text-align="justify" style:justify-single-word="false"/>
      <style:text-properties officeooo:rsid="002c9eda" officeooo:paragraph-rsid="0037beeb"/>
    </style:style>
    <style:style style:name="P86" style:family="paragraph" style:parent-style-name="Table_20_Contents">
      <style:paragraph-properties fo:text-align="justify" style:justify-single-word="false"/>
      <style:text-properties officeooo:rsid="002c9eda" officeooo:paragraph-rsid="003cf032"/>
    </style:style>
    <style:style style:name="P87" style:family="paragraph" style:parent-style-name="Table_20_Contents">
      <style:paragraph-properties fo:text-align="justify" style:justify-single-word="false"/>
      <style:text-properties officeooo:rsid="002c9eda" officeooo:paragraph-rsid="003dc7d5"/>
    </style:style>
    <style:style style:name="P88" style:family="paragraph" style:parent-style-name="Table_20_Contents">
      <style:paragraph-properties fo:text-align="justify" style:justify-single-word="false"/>
      <style:text-properties officeooo:rsid="002c9eda" officeooo:paragraph-rsid="0040857a"/>
    </style:style>
    <style:style style:name="P89" style:family="paragraph" style:parent-style-name="Table_20_Contents">
      <style:paragraph-properties fo:text-align="justify" style:justify-single-word="false"/>
      <style:text-properties officeooo:rsid="002d1be5" officeooo:paragraph-rsid="002cb477"/>
    </style:style>
    <style:style style:name="P90" style:family="paragraph" style:parent-style-name="Table_20_Contents">
      <style:text-properties officeooo:rsid="001e6521" officeooo:paragraph-rsid="00394f03"/>
    </style:style>
    <style:style style:name="P91" style:family="paragraph" style:parent-style-name="Table_20_Contents">
      <style:text-properties officeooo:rsid="001e6521" officeooo:paragraph-rsid="0045601f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style:font-name="Arial" fo:font-size="14pt" style:font-size-asian="14pt" style:font-name-complex="Arial" style:font-size-complex="14pt"/>
    </style:style>
    <style:style style:name="T5" style:family="text">
      <style:text-properties style:font-name="Arial" fo:font-size="14pt" officeooo:rsid="0010ad96" style:font-size-asian="14pt" style:font-name-complex="Arial" style:font-size-complex="14pt"/>
    </style:style>
    <style:style style:name="T6" style:family="text">
      <style:text-properties style:font-name="Arial" fo:font-size="14pt" officeooo:rsid="002cb477" style:font-size-asian="14pt" style:font-name-complex="Arial" style:font-size-complex="14pt"/>
    </style:style>
    <style:style style:name="T7" style:family="text">
      <style:text-properties officeooo:rsid="00095091"/>
    </style:style>
    <style:style style:name="T8" style:family="text">
      <style:text-properties fo:color="#df9b18" style:font-name="Arial" fo:font-size="14pt" style:font-size-asian="14pt" style:font-name-complex="Arial" style:font-size-complex="14pt"/>
    </style:style>
    <style:style style:name="T9" style:family="text">
      <style:text-properties officeooo:rsid="000b45ce"/>
    </style:style>
    <style:style style:name="T10" style:family="text">
      <style:text-properties officeooo:rsid="000d688a"/>
    </style:style>
    <style:style style:name="T11" style:family="text">
      <style:text-properties officeooo:rsid="00120207"/>
    </style:style>
    <style:style style:name="T12" style:family="text">
      <style:text-properties officeooo:rsid="0022cf26"/>
    </style:style>
    <style:style style:name="T13" style:family="text">
      <style:text-properties officeooo:rsid="002ab2aa"/>
    </style:style>
    <style:style style:name="T14" style:family="text">
      <style:text-properties officeooo:rsid="002b6a19"/>
    </style:style>
    <style:style style:name="T15" style:family="text">
      <style:text-properties officeooo:rsid="002c644a"/>
    </style:style>
    <style:style style:name="T16" style:family="text">
      <style:text-properties officeooo:rsid="002cb477"/>
    </style:style>
    <style:style style:name="T17" style:family="text">
      <style:text-properties style:text-underline-style="solid" style:text-underline-width="auto" style:text-underline-color="font-color" officeooo:rsid="002cb477"/>
    </style:style>
    <style:style style:name="T18" style:family="text">
      <style:text-properties style:text-underline-style="solid" style:text-underline-width="auto" style:text-underline-color="font-color" officeooo:rsid="002ea59d"/>
    </style:style>
    <style:style style:name="T19" style:family="text">
      <style:text-properties style:text-underline-style="solid" style:text-underline-width="auto" style:text-underline-color="font-color" officeooo:rsid="002ecc18"/>
    </style:style>
    <style:style style:name="T20" style:family="text">
      <style:text-properties style:text-underline-style="solid" style:text-underline-width="auto" style:text-underline-color="font-color" officeooo:rsid="003c2244"/>
    </style:style>
    <style:style style:name="T21" style:family="text">
      <style:text-properties style:text-underline-style="solid" style:text-underline-width="auto" style:text-underline-color="font-color" officeooo:rsid="003cf032"/>
    </style:style>
    <style:style style:name="T22" style:family="text">
      <style:text-properties officeooo:rsid="002ea59d"/>
    </style:style>
    <style:style style:name="T23" style:family="text">
      <style:text-properties style:text-underline-style="none" officeooo:rsid="002ea59d"/>
    </style:style>
    <style:style style:name="T24" style:family="text">
      <style:text-properties officeooo:rsid="002ecc18"/>
    </style:style>
    <style:style style:name="T25" style:family="text">
      <style:text-properties officeooo:rsid="0030522e"/>
    </style:style>
    <style:style style:name="T26" style:family="text">
      <style:text-properties officeooo:rsid="00316f0b"/>
    </style:style>
    <style:style style:name="T27" style:family="text">
      <style:text-properties officeooo:rsid="0031bc67"/>
    </style:style>
    <style:style style:name="T28" style:family="text">
      <style:text-properties officeooo:rsid="00344050"/>
    </style:style>
    <style:style style:name="T29" style:family="text">
      <style:text-properties officeooo:rsid="0035ccc0"/>
    </style:style>
    <style:style style:name="T30" style:family="text">
      <style:text-properties officeooo:rsid="003609a3"/>
    </style:style>
    <style:style style:name="T31" style:family="text">
      <style:text-properties officeooo:rsid="0037beeb"/>
    </style:style>
    <style:style style:name="T32" style:family="text">
      <style:text-properties officeooo:rsid="003907e2"/>
    </style:style>
    <style:style style:name="T33" style:family="text">
      <style:text-properties officeooo:rsid="00394f03"/>
    </style:style>
    <style:style style:name="T34" style:family="text">
      <style:text-properties officeooo:rsid="003aeafc"/>
    </style:style>
    <style:style style:name="T35" style:family="text">
      <style:text-properties officeooo:rsid="003c2244"/>
    </style:style>
    <style:style style:name="T36" style:family="text">
      <style:text-properties officeooo:rsid="003cf032"/>
    </style:style>
    <style:style style:name="T37" style:family="text">
      <style:text-properties style:font-name="Times New Roman1" officeooo:rsid="003cf032" style:font-name-asian="Times New Roman" style:font-name-complex="Times New Roman"/>
    </style:style>
    <style:style style:name="T38" style:family="text">
      <style:text-properties style:font-name="Times New Roman1" officeooo:rsid="003ef5e3" style:font-name-asian="Times New Roman" style:font-name-complex="Times New Roman"/>
    </style:style>
    <style:style style:name="T39" style:family="text">
      <style:text-properties style:font-name="Times New Roman1" officeooo:rsid="003f2883" style:font-name-asian="Times New Roman" style:font-name-complex="Times New Roman"/>
    </style:style>
    <style:style style:name="T40" style:family="text">
      <style:text-properties style:font-name="Times New Roman1" officeooo:rsid="0040857a" style:font-name-asian="Times New Roman" style:font-name-complex="Times New Roman"/>
    </style:style>
    <style:style style:name="T41" style:family="text">
      <style:text-properties style:font-name="Times New Roman1" officeooo:rsid="00421136" style:font-name-asian="Times New Roman" style:font-name-complex="Times New Roman"/>
    </style:style>
    <style:style style:name="T42" style:family="text">
      <style:text-properties style:font-name="Times New Roman1" officeooo:rsid="00439457" style:font-name-asian="Times New Roman" style:font-name-complex="Times New Roman"/>
    </style:style>
    <style:style style:name="T43" style:family="text">
      <style:text-properties style:font-name="Times New Roman1" officeooo:rsid="0045601f" style:font-name-asian="Times New Roman" style:font-name-complex="Times New Roman"/>
    </style:style>
    <style:style style:name="T44" style:family="text">
      <style:text-properties style:font-name="Times New Roman1" style:text-underline-style="solid" style:text-underline-width="auto" style:text-underline-color="font-color" officeooo:rsid="003ef5e3" style:font-name-asian="Times New Roman" style:font-name-complex="Times New Roman"/>
    </style:style>
    <style:style style:name="T45" style:family="text">
      <style:text-properties style:font-name="Times New Roman1" style:text-underline-style="solid" style:text-underline-width="auto" style:text-underline-color="font-color" officeooo:rsid="0040857a" style:font-name-asian="Times New Roman" style:font-name-complex="Times New Roman"/>
    </style:style>
    <style:style style:name="T46" style:family="text">
      <style:text-properties style:font-name="Times New Roman" officeooo:rsid="003cf032" style:font-name-asian="Times New Roman" style:font-name-complex="Times New Roman"/>
    </style:style>
    <style:style style:name="T47" style:family="text">
      <style:text-properties officeooo:rsid="003dc7d5"/>
    </style:style>
    <style:style style:name="T48" style:family="text">
      <style:text-properties officeooo:rsid="0040857a"/>
    </style:style>
    <style:style style:name="T49" style:family="text">
      <style:text-properties officeooo:rsid="0045601f"/>
    </style:style>
    <style:style style:name="T50" style:family="text">
      <style:text-properties officeooo:rsid="00467cc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47"/>
      <text:p text:style-name="P47"/>
      <text:p text:style-name="P48"/>
      <text:p text:style-name="P50">COMPTE-RENDU DE REUNION du <text:span text:style-name="T27">1</text:span><text:span text:style-name="T15">7 décembre</text:span> 2010</text:p>
      <text:p text:style-name="P5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Ref. document</text:p>
          </table:table-cell>
          <table:table-cell table:style-name="Tableau1.A1" office:value-type="string">
            <text:p text:style-name="P3"><text:span text:style-name="T12">2010</text:span><text:span text:style-name="T15">12</text:span><text:span text:style-name="T28">1</text:span><text:span text:style-name="T15">7-C</text:span><text:span text:style-name="T28">R</text:span><text:span text:style-name="T15">-Vishnu-ComTech</text:span></text:p>
          </table:table-cell>
        </table:table-row>
        <table:table-row>
          <table:table-cell table:style-name="Tableau1.A1" office:value-type="string">
            <text:p text:style-name="P3">Objet de la réunion</text:p>
          </table:table-cell>
          <table:table-cell table:style-name="Tableau1.A1" office:value-type="string">
            <text:p text:style-name="P68">Comité technique</text:p>
          </table:table-cell>
        </table:table-row>
        <table:table-row>
          <table:table-cell table:style-name="Tableau1.A1" office:value-type="string">
            <text:p text:style-name="P3">Lieu</text:p>
          </table:table-cell>
          <table:table-cell table:style-name="Tableau1.A1" office:value-type="string">
            <text:p text:style-name="P68">Téléphone</text:p>
          </table:table-cell>
        </table:table-row>
        <table:table-row>
          <table:table-cell table:style-name="Tableau1.A1" office:value-type="string">
            <text:p text:style-name="P4">Date et heure</text:p>
          </table:table-cell>
          <table:table-cell table:style-name="Tableau1.A1" office:value-type="string">
            <text:p text:style-name="P4"><text:span text:style-name="T28">1</text:span><text:span text:style-name="T15">7/12</text:span>/2010 - 1<text:span text:style-name="T15">4</text:span>h</text:p>
          </table:table-cell>
        </table:table-row>
        <table:table-row>
          <table:table-cell table:style-name="Tableau1.A1" office:value-type="string">
            <text:p text:style-name="P3">Participants</text:p>
          </table:table-cell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7">NOM prénom</text:p>
                </table:table-cell>
                <table:table-cell table:style-name="Tableau4.A1" office:value-type="string">
                  <text:p text:style-name="P7">Organisation</text:p>
                </table:table-cell>
                <table:table-cell table:style-name="Tableau4.C1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8">DAIX Boris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8">KORTAS Samuel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8">LAYMAJOUX Jean-Marc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69">COULOMB Kevin</text:p>
                </table:table-cell>
                <table:table-cell table:style-name="Tableau4.A2" office:value-type="string">
                  <text:p text:style-name="P69">SysFera</text:p>
                </table:table-cell>
                <table:table-cell table:style-name="Tableau4.C2" office:value-type="string">
                  <text:p text:style-name="P69">présent</text:p>
                </table:table-cell>
              </table:table-row>
              <table:table-row>
                <table:table-cell table:style-name="Tableau4.A2" office:value-type="string">
                  <text:p text:style-name="P8">ISNARD Benjamin</text:p>
                </table:table-cell>
                <table:table-cell table:style-name="Tableau4.A2" office:value-type="string">
                  <text:p text:style-name="P8">Sys<text:span text:style-name="T13">F</text:span>era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69">PAMBA CAPO-CHICHI</text:p>
                </table:table-cell>
                <table:table-cell table:style-name="Tableau4.A2" office:value-type="string">
                  <text:p text:style-name="P69">SysFera</text:p>
                </table:table-cell>
                <table:table-cell table:style-name="Tableau4.C2" office:value-type="string">
                  <text:p text:style-name="P69">présent</text:p>
                </table:table-cell>
              </table:table-row>
              <table:table-row>
                <table:table-cell table:style-name="Tableau4.A2" office:value-type="string">
                  <text:p text:style-name="P8">TRAORE Daouda</text:p>
                </table:table-cell>
                <table:table-cell table:style-name="Tableau4.A2" office:value-type="string">
                  <text:p text:style-name="P8">Sys<text:span text:style-name="T13">F</text:span>era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</table:table>
            <text:p text:style-name="P2"/>
          </table:table-cell>
        </table:table-row>
      </table:table>
      <text:p text:style-name="P51"/>
      <text:p text:style-name="P52">HISTORIQUE DU DOCUMENT</text:p>
      <text:p text:style-name="P51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0">Date</text:p>
          </table:table-cell>
          <table:table-cell table:style-name="Tableau5.A1" office:value-type="string">
            <text:p text:style-name="P10">Description</text:p>
          </table:table-cell>
          <table:table-cell table:style-name="Tableau5.C1" office:value-type="string">
            <text:p text:style-name="P10">Auteur</text:p>
          </table:table-cell>
        </table:table-row>
        <table:table-row>
          <table:table-cell table:style-name="Tableau5.A2" office:value-type="string">
            <text:p text:style-name="P10"><text:span text:style-name="T28">22</text:span><text:span text:style-name="T15">/12</text:span>/10</text:p>
          </table:table-cell>
          <table:table-cell table:style-name="Tableau5.A2" office:value-type="string">
            <text:p text:style-name="P10">Version initiale</text:p>
          </table:table-cell>
          <table:table-cell table:style-name="Tableau5.C2" office:value-type="string">
            <text:p text:style-name="P10">ISNARD Benjamin</text:p>
          </table:table-cell>
        </table:table-row>
      </table:table>
      <text:p text:style-name="P36"/>
      <text:p text:style-name="P53">DIFFUSION DU DOCUMENT</text:p>
      <text:p text:style-name="P5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">Organisation</text:p>
          </table:table-cell>
          <table:table-cell table:style-name="Tableau6.B1" office:value-type="string">
            <text:p text:style-name="P10">Liste des personnes</text:p>
          </table:table-cell>
        </table:table-row>
        <table:table-row>
          <table:table-cell table:style-name="Tableau6.A2" office:value-type="string">
            <text:p text:style-name="P10">EDF</text:p>
          </table:table-cell>
          <table:table-cell table:style-name="Tableau6.B2" office:value-type="string">
            <text:p text:style-name="P9"><text:span text:style-name="T7">BATEMAN David, </text:span>DAIX Boris, KORTAS Samuel<text:span text:style-name="T7">, </text:span>LAYMAJOUX Jean-Marc</text:p>
          </table:table-cell>
        </table:table-row>
        <table:table-row>
          <table:table-cell table:style-name="Tableau6.A2" office:value-type="string">
            <text:p text:style-name="P10">Sysfera</text:p>
          </table:table-cell>
          <table:table-cell table:style-name="Tableau6.B2" office:value-type="string">
            <text:p text:style-name="P5"><text:span text:style-name="T9">CARON Eddy, </text:span><text:span text:style-name="T10">COULOMB Kevin, ISNARD Benjamin, </text:span><text:span text:style-name="T9">LOUREIRO David, </text:span><text:span text:style-name="T10">PAMBA CAPO-CHICHI Eugène, TRAORE Daouda</text:span></text:p>
          </table:table-cell>
        </table:table-row>
      </table:table>
      <text:p text:style-name="P37"/>
      <text:p text:style-name="P38">REFERENCES</text:p>
      <text:p text:style-name="P3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2">Ref. document</text:p>
          </table:table-cell>
          <table:table-cell table:style-name="Tableau8.B1" office:value-type="string">
            <text:p text:style-name="P11">Description</text:p>
          </table:table-cell>
        </table:table-row>
        <table:table-row>
          <table:table-cell table:style-name="Tableau8.A2" office:value-type="string">
            <text:p text:style-name="P70">201012<text:span text:style-name="T28">1</text:span>7-OJ-Vishnu-ComTech</text:p>
          </table:table-cell>
          <table:table-cell table:style-name="Tableau8.B2" office:value-type="string">
            <text:p text:style-name="P70">Ordre du jour</text:p>
          </table:table-cell>
        </table:table-row>
        <table:table-row>
          <table:table-cell table:style-name="Tableau8.A2" office:value-type="string">
            <text:p text:style-name="P70">20101201-PB-Vishnu-JBoss-Version</text:p>
          </table:table-cell>
          <table:table-cell table:style-name="Tableau8.B2" office:value-type="string">
            <text:p text:style-name="P70">Description de problème</text:p>
          </table:table-cell>
        </table:table-row>
      </table:table>
      <text:p text:style-name="P49"><text:span text:style-name="T8">Objet:</text:span><text:span text:style-name="T4"> Compte-</text:span><text:span text:style-name="T5">rendu d</text:span><text:span text:style-name="T6">u comité technique</text:span></text:p>
      <text:p text:style-name="P40"/>
      <text:p text:style-name="P42">Déroulement de la réunion:</text:p>
      <text:list xml:id="list1177921497" text:style-name="L1">
        <text:list-item>
          <text:p text:style-name="P54">1<text:span text:style-name="T16">4</text:span>h<text:span text:style-name="T29">00</text:span>: <text:span text:style-name="T16">revue des points à l'ordre du jour</text:span></text:p>
        </text:list-item>
        <text:list-item>
          <text:p text:style-name="P54"><text:span text:style-name="T16">1</text:span><text:span text:style-name="T29">5</text:span><text:span text:style-name="T16">h</text:span><text:span text:style-name="T29">00</text:span><text:span text:style-name="T16">:</text:span> fin de la réunion</text:p>
        </text:list-item>
      </text:list>
      <text:p text:style-name="P55"/>
      <text:h text:style-name="P64" text:outline-level="1">Décisions</text:h>
      <text:list xml:id="list1052437792" text:style-name="L2">
        <text:list-item>
          <text:p text:style-name="P57"><text:span text:style-name="T17">Problème de version JBoss</text:span><text:span text:style-name="T16">: </text:span><text:span text:style-name="T31">le problème est résolu en utilisant la dernière version du module JbossWS avec le serveur JBoss v5.1, compilé avec Jdk1.6.0. </text:span></text:p>
        </text:list-item>
        <text:list-item>
          <text:p text:style-name="P58"><text:span text:style-name="T20">Serveur Web Services</text:span><text:span text:style-name="T35">: si GSOAP (C++) est une solution plus simple alors l'utiliser. Le développement ayant déjà commencé sur JbossWS (Java) , Sysfera ne souhaite pas changer de solution pour le moment.</text:span></text:p>
        </text:list-item>
        <text:list-item>
          <text:p text:style-name="P59"><text:span text:style-name="T21">Plateformes matérielles de l'infrastructure scientifique EDF</text:span><text:span text:style-name="T36">:</text:span></text:p>
          <text:list>
            <text:list-item>
              <text:p text:style-name="P59"><text:span text:style-name="T36">OS: Linux Debian</text:span></text:p>
            </text:list-item>
            <text:list-item>
              <text:p text:style-name="P59"><text:span text:style-name="T36">Architectures: Intel 32/64, IBM BlueGene</text:span><text:span text:style-name="T37">©</text:span></text:p>
            </text:list-item>
            <text:list-item>
              <text:p text:style-name="P59"><text:span text:style-name="T37">SSH: version (à préciser par EDF)</text:span></text:p>
            </text:list-item>
          </text:list>
        </text:list-item>
        <text:list-item>
          <text:p text:style-name="P60"><text:span text:style-name="T44">Identification des machines clientes</text:span><text:span text:style-name="T38">: </text:span></text:p>
          <text:list>
            <text:list-item>
              <text:p text:style-name="P60"><text:span text:style-name="T38">Vishnu ne doit pas imposer d'enregistrement des machines clientes car c'est une tâche d'administration trop lourde. </text:span><text:span text:style-name="T39">L'utilisateur ne doit avoir besoin que d'un identifiant utilisateur pour pouvoir utiliser Vishnu.</text:span></text:p>
            </text:list-item>
            <text:list-item>
              <text:p text:style-name="P60"><text:span text:style-name="T38">Les machines clientes ont des adresses IP qui changent (DHCP).</text:span></text:p>
            </text:list-item>
            <text:list-item>
              <text:p text:style-name="P60"><text:span text:style-name="T38">Les machines serveurs ont par contre des <text:s/>adresses IP fixes.</text:span></text:p>
            </text:list-item>
          </text:list>
        </text:list-item>
        <text:list-item>
          <text:p text:style-name="P61"><text:span text:style-name="T45">Spécifications générales</text:span><text:span text:style-name="T40">:</text:span></text:p>
          <text:list>
            <text:list-item>
              <text:p text:style-name="P61"><text:span text:style-name="T40">Le format du document est validé.</text:span></text:p>
            </text:list-item>
            <text:list-item>
              <text:p text:style-name="P61"><text:span text:style-name="T40">La numérotation des cas d'utilisation ne doit pas changer entre les versions du document</text:span></text:p>
            </text:list-item>
            <text:list-item>
              <text:p text:style-name="P61"><text:span text:style-name="T40">Pas d'ajout de service vishnu pour gérer le fichier authorized_hosts de l'utilisateur sur une machine donnée car trop risqué. L'ajout de la clef Vishnu se fera donc manuellement.</text:span></text:p>
            </text:list-item>
            <text:list-item>
              <text:p text:style-name="P62"><text:span text:style-name="T41">Toutes les commandes Vishnu (à l'exception de la commande d'authentification) nécessitent un identifiant de session (sessionID) qui est commun à tous les modules.</text:span></text:p>
            </text:list-item>
            <text:list-item>
              <text:p text:style-name="P62"><text:span text:style-name="T41">Les détails des différents messages d'erreurs seront inclus dans les Spécifications détaillées.</text:span></text:p>
            </text:list-item>
            <text:list-item>
              <text:p text:style-name="P62"><text:span text:style-name="T41">L'implémentation de l'accès à la base de donnée</text:span><text:span text:style-name="T43">s</text:span><text:span text:style-name="T41"> </text:span><text:span text:style-name="T42">permettra une évolution simple vers un autre type de base de données que PostgreSQL.</text:span></text:p>
            </text:list-item>
          </text:list>
        </text:list-item>
      </text:list>
      <text:h text:style-name="Heading_20_1" text:outline-level="1"><text:span text:style-name="T16">Points abordés et a</text:span><text:span text:style-name="T11">ctions</text:span></text:h>
      <text:p text:style-name="P4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17">ID</text:p>
          </table:table-cell>
          <table:table-cell table:style-name="Tableau10.A1" office:value-type="string">
            <text:p text:style-name="P18">Descriptif</text:p>
          </table:table-cell>
          <table:table-cell table:style-name="Tableau10.A1" office:value-type="string">
            <text:p text:style-name="P18">Responsable</text:p>
          </table:table-cell>
          <table:table-cell table:style-name="Tableau10.A1" office:value-type="string">
            <text:p text:style-name="P18">Prochaine action</text:p>
          </table:table-cell>
          <table:table-cell table:style-name="Tableau10.E1" office:value-type="string">
            <text:p text:style-name="P17">Date</text:p>
          </table:table-cell>
        </table:table-row>
        <table:table-row>
          <table:table-cell table:style-name="Tableau10.A2" office:value-type="float" office:value="1">
            <text:p text:style-name="P19">1</text:p>
          </table:table-cell>
          <table:table-cell table:style-name="Tableau10.B2" office:value-type="string">
            <text:p text:style-name="P20">Accès au serveur git sur graal</text:p>
          </table:table-cell>
          <table:table-cell table:style-name="Tableau10.B2" office:value-type="string">
            <text:p text:style-name="P80">B.Isnard</text:p>
          </table:table-cell>
          <table:table-cell table:style-name="Tableau10.B2" office:value-type="string">
            <text:p text:style-name="P73"><text:span text:style-name="T30">- Problème de connexion via le proxy depuis le site EDF =&gt; investigations en cours </text:span><text:span text:style-name="T31">(EDF)</text:span></text:p>
          </table:table-cell>
          <table:table-cell table:style-name="Tableau10.E2" office:value-type="string">
            <text:p text:style-name="P22"/>
          </table:table-cell>
        </table:table-row>
        <table:table-row>
          <table:table-cell table:style-name="Tableau10.A2" office:value-type="float" office:value="2">
            <text:p text:style-name="P85"><text:span text:style-name="T31">2</text:span></text:p>
          </table:table-cell>
          <table:table-cell table:style-name="Tableau10.B2" office:value-type="string">
            <text:p text:style-name="P20">Problème de version JBoss</text:p>
          </table:table-cell>
          <table:table-cell table:style-name="Tableau10.B2" office:value-type="string">
            <text:p text:style-name="P20">B.Isnard</text:p>
          </table:table-cell>
          <table:table-cell table:style-name="Tableau10.B2" office:value-type="string">
            <text:p text:style-name="P74"><text:span text:style-name="T31">- MAJ document du problème</text:span></text:p>
          </table:table-cell>
          <table:table-cell table:style-name="Tableau10.E3" office:value-type="date" office:date-value="2011-01-04">
            <text:p text:style-name="P85"><text:span text:style-name="T31">04/01/11</text:span></text:p>
          </table:table-cell>
        </table:table-row>
        <table:table-row>
          <table:table-cell table:style-name="Tableau10.A2" office:value-type="float" office:value="3">
            <text:p text:style-name="P86"><text:span text:style-name="T36">3</text:span></text:p>
          </table:table-cell>
          <table:table-cell table:style-name="Tableau10.B2" office:value-type="string">
            <text:p text:style-name="P82"><text:span text:style-name="T36">Plateformes (OS/matériel) de </text:span></text:p>
            <text:p text:style-name="P82"><text:span text:style-name="T36"><text:s/>l'infrastructure scientifique EDF </text:span></text:p>
          </table:table-cell>
          <table:table-cell table:style-name="Tableau10.B2" office:value-type="string">
            <text:p text:style-name="P82">B.Isnard</text:p>
          </table:table-cell>
          <table:table-cell table:style-name="Tableau10.B2" office:value-type="string">
            <text:p text:style-name="P75"><text:span text:style-name="T36">Aucune</text:span></text:p>
          </table:table-cell>
          <table:table-cell table:style-name="Tableau10.E2" office:value-type="string">
            <text:p text:style-name="P22"/>
          </table:table-cell>
        </table:table-row>
        <table:table-row>
          <table:table-cell table:style-name="Tableau10.A2" office:value-type="float" office:value="4">
            <text:p text:style-name="P86"><text:span text:style-name="T36">4</text:span></text:p>
          </table:table-cell>
          <table:table-cell table:style-name="Tableau10.B2" office:value-type="string">
            <text:p text:style-name="P82"><text:span text:style-name="T36">Problème de l'identification des machines clientes dans Vishnu</text:span></text:p>
          </table:table-cell>
          <table:table-cell table:style-name="Tableau10.B2" office:value-type="string">
            <text:p text:style-name="P82"><text:span text:style-name="T36">K.Coulomb </text:span></text:p>
          </table:table-cell>
          <table:table-cell table:style-name="Tableau10.B2" office:value-type="string">
            <text:p text:style-name="P75"><text:span text:style-name="T36">Aucune</text:span></text:p>
          </table:table-cell>
          <table:table-cell table:style-name="Tableau10.E2" office:value-type="string">
            <text:p text:style-name="P22"/>
          </table:table-cell>
        </table:table-row>
        <table:table-row>
          <table:table-cell table:style-name="Tableau10.A2" office:value-type="float" office:value="5">
            <text:p text:style-name="P87"><text:span text:style-name="T47">5</text:span></text:p>
          </table:table-cell>
          <table:table-cell table:style-name="Tableau10.B2" office:value-type="string">
            <text:p text:style-name="P20"><text:span text:style-name="T48">D1.1</text:span></text:p>
          </table:table-cell>
          <table:table-cell table:style-name="Tableau10.B2" office:value-type="string">
            <text:p text:style-name="P20">B.Isnard</text:p>
          </table:table-cell>
          <table:table-cell table:style-name="Tableau10.B2" office:value-type="string">
            <text:p text:style-name="P76"><text:span text:style-name="T48">- </text:span><text:span text:style-name="T50">UMS: </text:span><text:span text:style-name="T48">préciser le cycle de vie d'une session</text:span></text:p>
          </table:table-cell>
          <table:table-cell table:style-name="Tableau10.E2" office:value-type="string">
            <text:p text:style-name="P70"/>
          </table:table-cell>
        </table:table-row>
        <table:table-row>
          <table:table-cell table:style-name="Tableau10.A2" office:value-type="float" office:value="6">
            <text:p text:style-name="P88"><text:span text:style-name="T48">6</text:span></text:p>
          </table:table-cell>
          <table:table-cell table:style-name="Tableau10.B2" office:value-type="string">
            <text:p text:style-name="P83"><text:span text:style-name="T48">Compte-rendu mensuel</text:span></text:p>
          </table:table-cell>
          <table:table-cell table:style-name="Tableau10.B2" office:value-type="string">
            <text:p text:style-name="P83"><text:span text:style-name="T48">B.Isnard</text:span></text:p>
          </table:table-cell>
          <table:table-cell table:style-name="Tableau10.B2" office:value-type="string">
            <text:p text:style-name="P76"><text:span text:style-name="T48">A envoyer</text:span></text:p>
          </table:table-cell>
          <table:table-cell table:style-name="Tableau10.E3" office:value-type="date" office:date-value="2011-01-04">
            <text:p text:style-name="P71"><text:span text:style-name="T48">04/01/11</text:span></text:p>
          </table:table-cell>
        </table:table-row>
      </table:table>
      <text:p text:style-name="P56"/>
      <text:p text:style-name="P43"/>
      <text:h text:style-name="P66" text:outline-level="1"><text:soft-page-break/>Dates des délivrables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77">ID</text:p>
          </table:table-cell>
          <table:table-cell table:style-name="Tableau11.A1" office:value-type="string">
            <text:p text:style-name="P77">Descriptif</text:p>
          </table:table-cell>
          <table:table-cell table:style-name="Tableau11.A1" office:value-type="string">
            <text:p text:style-name="P77">Date</text:p>
          </table:table-cell>
          <table:table-cell table:style-name="Tableau11.D1" office:value-type="string">
            <text:p text:style-name="P78"><text:span text:style-name="T32">Etat</text:span></text:p>
          </table:table-cell>
        </table:table-row>
        <table:table-row>
          <table:table-cell table:style-name="Tableau11.A2" office:value-type="string">
            <text:p text:style-name="P79">D1.1</text:p>
          </table:table-cell>
          <table:table-cell table:style-name="Tableau11.A2" office:value-type="string">
            <text:p text:style-name="P79">STB, spécifications générales, politique de tests, spécification détaillée des APIs, code source de la maquette WS</text:p>
          </table:table-cell>
          <table:table-cell table:style-name="Tableau11.C2" office:value-type="date" office:date-value="2011-01-14">
            <text:p text:style-name="P79">14/01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2.1</text:p>
          </table:table-cell>
          <table:table-cell table:style-name="Tableau11.A2" office:value-type="string">
            <text:p text:style-name="P79">Conception détaillée et plan de test du module UMS</text:p>
          </table:table-cell>
          <table:table-cell table:style-name="Tableau11.C2" office:value-type="date" office:date-value="2011-01-21">
            <text:p text:style-name="P79">21/01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2.2</text:p>
          </table:table-cell>
          <table:table-cell table:style-name="Tableau11.A2" office:value-type="string">
            <text:p text:style-name="P79">Module UMS (avec API WS)</text:p>
          </table:table-cell>
          <table:table-cell table:style-name="Tableau11.C2" office:value-type="date" office:date-value="2011-02-25">
            <text:p text:style-name="P79">25/02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3.1</text:p>
          </table:table-cell>
          <table:table-cell table:style-name="Tableau11.A2" office:value-type="string">
            <text:p text:style-name="P79">Conception détaillée et plan de test du module FMS</text:p>
          </table:table-cell>
          <table:table-cell table:style-name="Tableau11.C2" office:value-type="date" office:date-value="2011-03-18">
            <text:p text:style-name="P79">18/03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4.1</text:p>
          </table:table-cell>
          <table:table-cell table:style-name="Tableau11.A2" office:value-type="string">
            <text:p text:style-name="P79">Conception détaillée et plan de test du module TMS</text:p>
          </table:table-cell>
          <table:table-cell table:style-name="Tableau11.C2" office:value-type="date" office:date-value="2011-03-18">
            <text:p text:style-name="P79">18/03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5.1</text:p>
          </table:table-cell>
          <table:table-cell table:style-name="Tableau11.A2" office:value-type="string">
            <text:p text:style-name="P79">Conception détaillée et plan de test du module IMS-Supervision</text:p>
          </table:table-cell>
          <table:table-cell table:style-name="Tableau11.C2" office:value-type="date" office:date-value="2011-03-25">
            <text:p text:style-name="P79">25/03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6.1</text:p>
          </table:table-cell>
          <table:table-cell table:style-name="Tableau11.A2" office:value-type="string">
            <text:p text:style-name="P79">Conception détaillée et plan de test du module IMS-GestionCharge</text:p>
          </table:table-cell>
          <table:table-cell table:style-name="Tableau11.C2" office:value-type="date" office:date-value="2011-04-29">
            <text:p text:style-name="P79">29/04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4.2 </text:p>
          </table:table-cell>
          <table:table-cell table:style-name="Tableau11.A2" office:value-type="string">
            <text:p text:style-name="P79">Module TMS (avec API WS)</text:p>
          </table:table-cell>
          <table:table-cell table:style-name="Tableau11.C2" office:value-type="date" office:date-value="2011-05-06">
            <text:p text:style-name="P79">06/05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3.2</text:p>
          </table:table-cell>
          <table:table-cell table:style-name="Tableau11.A2" office:value-type="string">
            <text:p text:style-name="P79">Module FMS (avec API WS)</text:p>
          </table:table-cell>
          <table:table-cell table:style-name="Tableau11.C2" office:value-type="date" office:date-value="2011-06-03">
            <text:p text:style-name="P79">03/06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5.2; D6.2</text:p>
          </table:table-cell>
          <table:table-cell table:style-name="Tableau11.A2" office:value-type="string">
            <text:p text:style-name="P79">Module IMS (avec API WS)</text:p>
          </table:table-cell>
          <table:table-cell table:style-name="Tableau11.C2" office:value-type="date" office:date-value="2011-06-03">
            <text:p text:style-name="P79">03/06/11</text:p>
          </table:table-cell>
          <table:table-cell table:style-name="Tableau11.D2">
            <text:p text:style-name="P79"/>
          </table:table-cell>
        </table:table-row>
        <table:table-row>
          <table:table-cell table:style-name="Tableau11.A2" office:value-type="string">
            <text:p text:style-name="P79">D8.1</text:p>
          </table:table-cell>
          <table:table-cell table:style-name="Tableau11.A2" office:value-type="string">
            <text:p text:style-name="P79">Rapport d'intégration, documentation, packages Debian</text:p>
          </table:table-cell>
          <table:table-cell table:style-name="Tableau11.C2" office:value-type="date" office:date-value="2011-06-24">
            <text:p text:style-name="P79">24/06/11</text:p>
          </table:table-cell>
          <table:table-cell table:style-name="Tableau11.D2">
            <text:p text:style-name="P79"/>
          </table:table-cell>
        </table:table-row>
      </table:table>
      <text:p text:style-name="P63"/>
      <text:h text:style-name="P65" text:outline-level="1">Dates des prochaines réunions</text:h>
      <text:p text:style-name="P46"/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D"/>
        <table:table-row>
          <table:table-cell table:style-name="Tableau9.A1" office:value-type="string">
            <text:p text:style-name="P13">Type de réunion</text:p>
          </table:table-cell>
          <table:table-cell table:style-name="Tableau9.A1" office:value-type="string">
            <text:p text:style-name="P13">Date</text:p>
          </table:table-cell>
          <table:table-cell table:style-name="Tableau9.A1" office:value-type="string">
            <text:p text:style-name="P14">Heure</text:p>
          </table:table-cell>
          <table:table-cell table:style-name="Tableau9.D1" office:value-type="string">
            <text:p text:style-name="P13">Lieu</text:p>
          </table:table-cell>
        </table:table-row>
        <table:table-row>
          <table:table-cell table:style-name="Tableau9.A2" office:value-type="string">
            <text:p text:style-name="P14">Comité de pilotage</text:p>
          </table:table-cell>
          <table:table-cell table:style-name="Tableau9.B2" office:value-type="date" office:date-value="2011-01-04">
            <text:p text:style-name="P14">04/01/11</text:p>
          </table:table-cell>
          <table:table-cell table:style-name="Tableau9.A2" office:value-type="string">
            <text:p text:style-name="P14">14h</text:p>
          </table:table-cell>
          <table:table-cell table:style-name="Tableau9.D2" office:value-type="string">
            <text:p text:style-name="P90"><text:span text:style-name="T33">Téléphone</text:span></text:p>
          </table:table-cell>
        </table:table-row>
        <table:table-row>
          <table:table-cell table:style-name="Tableau9.A2" office:value-type="string">
            <text:p text:style-name="P14">Comité technique</text:p>
          </table:table-cell>
          <table:table-cell table:style-name="Tableau9.B2" office:value-type="date" office:date-value="2011-01-04">
            <text:p text:style-name="P14">04/01/11</text:p>
          </table:table-cell>
          <table:table-cell table:style-name="Tableau9.A2" office:value-type="string">
            <text:p text:style-name="P14">15h30</text:p>
          </table:table-cell>
          <table:table-cell table:style-name="Tableau9.D2" office:value-type="string">
            <text:p text:style-name="P90"><text:span text:style-name="T33">Téléphone</text:span></text:p>
          </table:table-cell>
        </table:table-row>
        <table:table-row>
          <table:table-cell table:style-name="Tableau9.A2" office:value-type="string">
            <text:p text:style-name="P91"><text:span text:style-name="T49">Comité technique</text:span></text:p>
          </table:table-cell>
          <table:table-cell table:style-name="Tableau9.B2" office:value-type="date" office:date-value="2011-01-18">
            <text:p text:style-name="P91"><text:span text:style-name="T49">18/01/11</text:span></text:p>
          </table:table-cell>
          <table:table-cell table:style-name="Tableau9.A2" office:value-type="string">
            <text:p text:style-name="P91"><text:span text:style-name="T49">14h</text:span></text:p>
          </table:table-cell>
          <table:table-cell table:style-name="Tableau9.D2" office:value-type="string">
            <text:p text:style-name="P91"><text:span text:style-name="T49">Téléphone</text:span></text:p>
          </table:table-cell>
        </table:table-row>
      </table:table>
      <text:p text:style-name="P46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Monaco" svg:font-family="Monac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99cm" fo:margin-bottom="0.6cm" fo:text-align="start" style:justify-single-word="false" style:page-number="auto" fo:background-color="transparent" fo:keep-with-next="always">
        <style:tab-stops/>
        <style:background-image/>
      </style:paragraph-properties>
      <style:text-properties style:font-name="Eurostile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5.45cm" style:rel-column-width="20857*"/>
    </style:style>
    <style:style style:name="Tableau7.B" style:family="table-column">
      <style:table-column-properties style:column-width="11.675cm" style:rel-column-width="44678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095091" officeooo:paragraph-rsid="000edca6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fo:language="zxx" fo:country="none" officeooo:rsid="000e0376" officeooo:paragraph-rsid="000edca6"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fo:language="zxx" fo:country="none" style:language-asian="zxx" style:country-asian="none"/>
    </style:style>
    <style:style style:name="M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3aeafc"/>
    </style:style>
    <style:style style:name="MT2" style:family="text">
      <style:text-properties fo:color="#808080" style:font-name="Eurostar" fo:font-size="9pt" style:font-size-asian="9pt"/>
    </style:style>
    <style:style style:name="MT3" style:family="text">
      <style:text-properties fo:color="#808080" style:font-name="Arial" fo:font-size="12pt" style:font-size-asian="12pt" style:font-name-complex="Arial"/>
    </style:style>
    <style:style style:name="MT4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text:span text:style-name="MT1">20101217-</text:span>CR-<text:span text:style-name="MT1">Vishnu-ComTech</text:span></text:p>
            </table:table-cell>
            <table:table-cell table:style-name="Tableau7.B1" office:value-type="string">
              <text:p text:style-name="MP2">COMPTE-RENDU de réunion du <text:span text:style-name="MT1">17 décembre</text:span> 2010</text:p>
            </table:table-cell>
          </table:table-row>
        </table:table>
        <text:p text:style-name="MP3"><draw:frame draw:style-name="Mfr1" draw:name="images1" text:anchor-type="char" svg:x="-1.882cm" svg:y="-1.27cm" svg:width="21.05cm" svg:height="8.008cm" draw:z-index="2"><draw:image xlink:href="Pictures/10000000000009B0000003AF6679DFC9.png" xlink:type="simple" xlink:show="embed" xlink:actuate="onLoad"/></draw:frame></text:p>
      </style:header>
      <style:footer>
        <text:p text:style-name="MP4"><text:span text:style-name="Page_20_Number"><text:span text:style-name="MT2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46 allée d’Italie</text:p>
              <text:p text:style-name="MP6">69364 Lyon Cedex 07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Page_20_Number"><text:span text:style-name="MT3"><text:page-number text:select-page="current">2</text:page-number></text:span></text:span><text:span text:style-name="Page_20_Number"><text:span text:style-name="MT4">|</text:span></text:span><text:span text:style-name="Page_20_Number"><text:span text:style-name="MT4"><text:page-count>3</text:page-count></text:span></text:span></text:p>
            </table:table-cell>
          </table:table-row>
        </table:table>
        <text:p text:style-name="MP4"><text:span text:style-name="Page_20_Number"><text:span text:style-name="MT2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1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6">46 allée d’Italie</text:p>
              <text:p text:style-name="MP6">69364 Lyon Cedex 07</text:p>
            </table:table-cell>
            <table:table-cell table:style-name="Tableau3.A1" office:value-type="string">
              <text:p text:style-name="MP13">Siège Social</text:p>
              <text:p text:style-name="MP14">13 cité Jean-Baptiste Clément</text:p>
              <text:p text:style-name="MP14">69700 Givors</text:p>
            </table:table-cell>
            <table:table-cell table:style-name="Tableau3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Page_20_Number"><text:span text:style-name="MT3"><text:page-number text:select-page="current">2</text:page-number></text:span></text:span><text:span text:style-name="Page_20_Number"><text:span text:style-name="MT4">|</text:span></text:span><text:span text:style-name="Page_20_Number"><text:span text:style-name="MT4"><text:page-count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athias Blanchoud</meta:initial-creator>
    <meta:creation-date>2010-04-28T21:52:00</meta:creation-date>
    <dc:creator>Benjamin Isnard</dc:creator>
    <dc:date>2010-12-23T12:34:18</dc:date>
    <meta:print-date>2010-04-26T11:16:00</meta:print-date>
    <meta:editing-cycles>59</meta:editing-cycles>
    <meta:editing-duration>PT06H37M32S</meta:editing-duration>
    <meta:generator>OpenOffice.org/3.2$Linux OpenOffice.org_project/320m19$Build-9505</meta:generator>
    <meta:document-statistic meta:table-count="11" meta:image-count="2" meta:object-count="0" meta:page-count="3" meta:paragraph-count="185" meta:word-count="688" meta:character-count="4364"/>
    <meta:user-defined meta:name="Info 1"/>
    <meta:user-defined meta:name="Info 2"/>
    <meta:user-defined meta:name="Info 3"/>
    <meta:user-defined meta:name="Info 4"/>
  </office:meta>
</office:document-meta>
</file>